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t.DomQuery</text:h>
      <text:section text:style-name="Sect1" text:name="dq-about">
        <text:h text:style-name="Heading_20_2" text:outline-level="2">What is DomQuery?</text:h>
        <text:p text:style-name="Text_20_body">DomQuery provides high performance selector/xpath processing. It works on HTML and XML documents (if a content node is passed in). DomQuery supports most of the CSS3 selectors spec, along with some custom selectors and basic XPath. A list of the full CSS3 selector spec can be found <text:a xlink:type="simple" xlink:href="http://www.w3.org/TR/css3-selectors/">here</text:a>. </text:p>
      </text:section>
      <text:section text:style-name="Sect1" text:name="multiple-selectors">
        <text:h text:style-name="Heading_20_2" text:outline-level="2">Multiple Selections</text:h>
        <text:p text:style-name="Text_20_body">You can select multiple sets of at elements with different criteria into a single result set. </text:p>
        <text:p text:style-name="Preformatted_20_Text">// Matches all divs with class foo and all spans with class bar</text:p>
        <text:p text:style-name="P9">Ext.select('div.foo, span.bar');</text:p>
      </text:section>
      <text:section text:style-name="Sect1" text:name="root-selectors">
        <text:h text:style-name="Heading_20_2" text:outline-level="2">Selection Root</text:h>
        <text:p text:style-name="Text_20_body">When using a selector, it is possible to specify an optional root node, if it is not specified it will default to the document body. This can be useful to increase performance, since specifying a root means there will be possibly less nodes to check. </text:p>
        <text:p text:style-name="Preformatted_20_Text">Ext.get('myEl').select('div.foo');// These are equivalent</text:p>
        <text:p text:style-name="P9">Ext.select('div.foo', true, 'myEl');// These are equivalent</text:p>
      </text:section>
      <text:section text:style-name="Sect1" text:name="chain-selectors">
        <text:h text:style-name="Heading_20_2" text:outline-level="2">Selection Chaining</text:h>
        <text:p text:style-name="Text_20_body">Selectors can be chained to match multiple criteria, which is useful if you need to execute a complex query. Chained attributes are processed in order </text:p>
        <text:p text:style-name="Preformatted_20_Text">// Matches a div with a class of foo, that has a title attribute bar, that is</text:p>
        <text:p text:style-name="Preformatted_20_Text">// the first child of its immediate parent.</text:p>
        <text:p text:style-name="P9">Ext.select('div.foo[title=bar]:first');</text:p>
      </text:section>
      <text:section text:style-name="Sect1" text:name="element-selectors">
        <text:h text:style-name="Heading_20_2" text:outline-level="2">Element selectors</text:h>
        <text:list xml:id="list424258688" text:style-name="L1">
          <text:list-item>
            <text:p text:style-name="P5"><text:span text:style-name="T1">*</text:span> any element </text:p>
          </text:list-item>
          <text:list-item>
            <text:p text:style-name="P5"><text:span text:style-name="T1">E</text:span> an element with the tag E </text:p>
          </text:list-item>
          <text:list-item>
            <text:p text:style-name="P5"><text:span text:style-name="T1">E F</text:span> All descendent elements of E that have the tag F </text:p>
          </text:list-item>
          <text:list-item>
            <text:p text:style-name="P5"><text:span text:style-name="T1">E &gt; F or E/F</text:span> all direct children elements of E that have the tag F </text:p>
          </text:list-item>
          <text:list-item>
            <text:p text:style-name="P5"><text:span text:style-name="T1">E + F</text:span> all elements with the tag F that are immediately preceded by an element with the tag E </text:p>
          </text:list-item>
          <text:list-item>
            <text:p text:style-name="P1"><text:span text:style-name="T1">E ~ F</text:span> all elements with the tag F that are preceded by a sibling element with the tag E </text:p>
          </text:list-item>
        </text:list>
        <text:p text:style-name="Preformatted_20_Text">// Matches all div elements</text:p>
        <text:p text:style-name="Preformatted_20_Text">Ext.select('div'); </text:p>
        <text:p text:style-name="Preformatted_20_Text">// Matches all span elements contained inside a div at any level</text:p>
        <text:p text:style-name="Preformatted_20_Text">Ext.select('div span');</text:p>
        <text:p text:style-name="Preformatted_20_Text">// Matches all li elements with a ul as their immediate parent</text:p>
        <text:p text:style-name="P9">Ext.select('ul &gt; li'); </text:p>
      </text:section>
      <text:section text:style-name="Sect1" text:name="attribute-selectors">
        <text:h text:style-name="Heading_20_2" text:outline-level="2"><text:soft-page-break/>Attribute selectors</text:h>
        <text:list xml:id="list50443867" text:style-name="L2">
          <text:list-item>
            <text:p text:style-name="P6"><text:span text:style-name="T1">E.foo</text:span> has a class "foo" </text:p>
          </text:list-item>
          <text:list-item>
            <text:p text:style-name="P6"><text:span text:style-name="T1">E[foo]</text:span> has an attribute "foo" </text:p>
          </text:list-item>
          <text:list-item>
            <text:p text:style-name="P6"><text:span text:style-name="T1">E[foo=bar]</text:span> has an attribute "foo" that equals "bar" </text:p>
          </text:list-item>
          <text:list-item>
            <text:p text:style-name="P6"><text:span text:style-name="T1">E[foo^=bar]</text:span> has an attribute "foo" that starts with "bar" </text:p>
          </text:list-item>
          <text:list-item>
            <text:p text:style-name="P6"><text:span text:style-name="T1">E[foo$=bar]</text:span> has an attribute "foo" that ends with "bar" </text:p>
          </text:list-item>
          <text:list-item>
            <text:p text:style-name="P6"><text:span text:style-name="T1">E[foo*=bar]</text:span> has an attribute "foo" that contains the substring "bar" </text:p>
          </text:list-item>
          <text:list-item>
            <text:p text:style-name="P6"><text:span text:style-name="T1">E[foo%=2]</text:span> has an attribute "foo" that is evenly divisible by 2 </text:p>
          </text:list-item>
          <text:list-item>
            <text:p text:style-name="P2"><text:span text:style-name="T1">E[foo!=bar]</text:span> has an attribute "foo" that does not equal "bar" </text:p>
          </text:list-item>
        </text:list>
        <text:p text:style-name="Preformatted_20_Text">// Matches all div elements with the class news</text:p>
        <text:p text:style-name="Preformatted_20_Text">Ext.select('div.news'); </text:p>
        <text:p text:style-name="Preformatted_20_Text">// Matches all a elements with an href that is http://extjs.com</text:p>
        <text:p text:style-name="Preformatted_20_Text">Ext.select('a[href=http://extjs.com]'); </text:p>
        <text:p text:style-name="Preformatted_20_Text">// Matches all img elements that have an alt tag</text:p>
        <text:p text:style-name="P9">Ext.select('img[alt]'); </text:p>
      </text:section>
      <text:section text:style-name="Sect1" text:name="pseudo-selectors">
        <text:h text:style-name="Heading_20_2" text:outline-level="2">Pseudo selectors</text:h>
        <text:list xml:id="list1743500625" text:style-name="L3">
          <text:list-item>
            <text:p text:style-name="P7"><text:span text:style-name="T1">E:first-child</text:span> E is the first child of its parent </text:p>
          </text:list-item>
          <text:list-item>
            <text:p text:style-name="P7"><text:span text:style-name="T1">E:last-child</text:span> E is the last child of its parent </text:p>
          </text:list-item>
          <text:list-item>
            <text:p text:style-name="P7"><text:span text:style-name="T1">E:nth-child(n)</text:span> E is the nth child of its parent (1 based as per the spec) </text:p>
          </text:list-item>
          <text:list-item>
            <text:p text:style-name="P7"><text:span text:style-name="T1">E:nth-child(odd)</text:span> E is an odd child of its parent </text:p>
          </text:list-item>
          <text:list-item>
            <text:p text:style-name="P7"><text:span text:style-name="T1">E:nth-child(even)</text:span> E is an even child of its parent </text:p>
          </text:list-item>
          <text:list-item>
            <text:p text:style-name="P7"><text:span text:style-name="T1">E:only-child</text:span> E is the only child of its parent </text:p>
          </text:list-item>
          <text:list-item>
            <text:p text:style-name="P7"><text:span text:style-name="T1">E:checked</text:span> E is an element that is has a checked attribute that is true (e.g. a radio or checkbox) </text:p>
          </text:list-item>
          <text:list-item>
            <text:p text:style-name="P7"><text:span text:style-name="T1">E:first</text:span> the first E in the resultset </text:p>
          </text:list-item>
          <text:list-item>
            <text:p text:style-name="P7"><text:span text:style-name="T1">E:last</text:span> the last E in the resultset </text:p>
          </text:list-item>
          <text:list-item>
            <text:p text:style-name="P7"><text:span text:style-name="T1">E:nth(n)</text:span> the nth E in the resultset (1 based) </text:p>
          </text:list-item>
          <text:list-item>
            <text:p text:style-name="P7"><text:span text:style-name="T1">E:odd</text:span> shortcut for :nth-child(odd) </text:p>
          </text:list-item>
          <text:list-item>
            <text:p text:style-name="P7"><text:span text:style-name="T1">E:even</text:span> shortcut for :nth-child(even) </text:p>
          </text:list-item>
          <text:list-item>
            <text:p text:style-name="P7"><text:span text:style-name="T1">E:contains(foo)</text:span> E's innerHTML contains the substring "foo" </text:p>
          </text:list-item>
          <text:list-item>
            <text:p text:style-name="P7"><text:span text:style-name="T1">E:nodeValue(foo)</text:span> E contains a textNode with a nodeValue that equals "foo" </text:p>
          </text:list-item>
          <text:list-item>
            <text:p text:style-name="P7"><text:span text:style-name="T1">E:not(S)</text:span> an E element that does not match simple selector S </text:p>
          </text:list-item>
          <text:list-item>
            <text:p text:style-name="P7"><text:span text:style-name="T1">E:has(S)</text:span> an E element that has a descendent that matches simple selector S </text:p>
          </text:list-item>
          <text:list-item>
            <text:p text:style-name="P7"><text:span text:style-name="T1">E:next(S)</text:span> an E element whose next sibling matches simple selector S </text:p>
          </text:list-item>
          <text:list-item>
            <text:p text:style-name="P3"><text:span text:style-name="T1">E:prev(S)</text:span> an E element whose previous sibling matches simple selector S </text:p>
          </text:list-item>
        </text:list>
        <text:p text:style-name="Preformatted_20_Text">// Matches the first div with a class of code</text:p>
        <text:p text:style-name="Preformatted_20_Text">Ext.select('div.code:first'); </text:p>
        <text:p text:style-name="Preformatted_20_Text">// Matches spans that fall on an even index.</text:p>
        <text:p text:style-name="Preformatted_20_Text">Ext.select('span:even'); </text:p>
        <text:p text:style-name="Preformatted_20_Text">// Matches all divs whos next sibling is a span with class header.</text:p>
        <text:p text:style-name="P9">Ext.select('div:next(span.header)); </text:p>
      </text:section>
      <text:section text:style-name="Sect1" text:name="css-selectors">
        <text:h text:style-name="Heading_20_2" text:outline-level="2">CSS value selectors</text:h>
        <text:list xml:id="list500271881" text:style-name="L4">
          <text:list-item>
            <text:p text:style-name="P8"><text:span text:style-name="T1">E{display=none}</text:span> css value "display" that equals "none" </text:p>
          </text:list-item>
          <text:list-item>
            <text:p text:style-name="P8"><text:span text:style-name="T1">E{display^=none}</text:span> css value "display" that starts with "none" </text:p>
          </text:list-item>
          <text:list-item>
            <text:p text:style-name="P8"><text:soft-page-break/><text:span text:style-name="T1">E{display$=none}</text:span> css value "display" that ends with "none" </text:p>
          </text:list-item>
          <text:list-item>
            <text:p text:style-name="P8"><text:span text:style-name="T1">E{display*=none}</text:span> css value "display" that contains the substring "none" </text:p>
          </text:list-item>
          <text:list-item>
            <text:p text:style-name="P8"><text:span text:style-name="T1">E{display%=2}</text:span> css value "display" that is evenly divisible by 2 </text:p>
          </text:list-item>
          <text:list-item>
            <text:p text:style-name="P4"><text:span text:style-name="T1">E{display!=none}</text:span> css value "display" that does not equal "none"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 PL UMing HK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UMing HK" style:font-size-asian="18pt" style:font-weight-asian="bold" style:font-name-complex="Free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UMing HK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3:28:00</meta:creation-date>
    <dc:date>2013-08-16T13:28:31</dc:date>
    <meta:editing-duration>P0D</meta:editing-duration>
    <meta:editing-cycles>1</meta:editing-cycles>
    <meta:document-statistic meta:table-count="0" meta:image-count="0" meta:object-count="0" meta:page-count="3" meta:paragraph-count="76" meta:word-count="715" meta:character-count="4198" meta:non-whitespace-character-count="3547"/>
    <meta:generator>LibreOffice/3.5$Linux_X86_64 LibreOffice_project/350m1$Build-2</meta:generator>
  </office:meta>
</office:document-meta>
</file>